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2.56pt"/>
    </style:style>
    <style:style style:name="co5" style:family="table-column">
      <style:table-column-properties fo:break-before="auto" style:column-width="12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X 15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PU memory movement: (cudaMalloc, cudaMemCpy, cudaFre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85.596" calcext:value-type="float">
            <text:p>85.596</text:p>
          </table:table-cell>
          <table:table-cell office:value-type="float" office:value="94.717" calcext:value-type="float">
            <text:p>94.717</text:p>
          </table:table-cell>
          <table:table-cell office:value-type="float" office:value="86.871" calcext:value-type="float">
            <text:p>86.871</text:p>
          </table:table-cell>
          <table:table-cell office:value-type="float" office:value="111.613" calcext:value-type="float">
            <text:p>111.6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.575" calcext:value-type="float">
            <text:p>8.575</text:p>
          </table:table-cell>
          <table:table-cell office:value-type="float" office:value="12.208" calcext:value-type="float">
            <text:p>12.208</text:p>
          </table:table-cell>
          <table:table-cell office:value-type="float" office:value="15.179" calcext:value-type="float">
            <text:p>15.179</text:p>
          </table:table-cell>
          <table:table-cell office:value-type="float" office:value="30.232" calcext:value-type="float">
            <text:p>30.2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6.687" calcext:value-type="float">
            <text:p>106.687</text:p>
          </table:table-cell>
          <table:table-cell office:value-type="float" office:value="181.299" calcext:value-type="float">
            <text:p>181.299</text:p>
          </table:table-cell>
          <table:table-cell office:value-type="float" office:value="361.342" calcext:value-type="float">
            <text:p>361.342</text:p>
          </table:table-cell>
          <table:table-cell office:value-type="float" office:value="660.015" calcext:value-type="float">
            <text:p>660.0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0.858" calcext:value-type="float">
            <text:p>200.858</text:p>
          </table:table-cell>
          <table:table-cell office:value-type="float" office:value="288.224" calcext:value-type="float">
            <text:p>288.224</text:p>
          </table:table-cell>
          <table:table-cell office:value-type="float" office:value="463.392" calcext:value-type="float">
            <text:p>463.392</text:p>
          </table:table-cell>
          <table:table-cell office:value-type="float" office:value="801.86" calcext:value-type="float">
            <text:p>801.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60.125" calcext:value-type="float">
            <text:p>60.125</text:p>
          </table:table-cell>
          <table:table-cell office:value-type="float" office:value="62.489" calcext:value-type="float">
            <text:p>62.489</text:p>
          </table:table-cell>
          <table:table-cell office:value-type="float" office:value="79.41" calcext:value-type="float">
            <text:p>79.41</text:p>
          </table:table-cell>
          <table:table-cell office:value-type="float" office:value="95.551" calcext:value-type="float">
            <text:p>95.5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69" calcext:value-type="float">
            <text:p>3.569</text:p>
          </table:table-cell>
          <table:table-cell office:value-type="float" office:value="6.886" calcext:value-type="float">
            <text:p>6.886</text:p>
          </table:table-cell>
          <table:table-cell office:value-type="float" office:value="15.648" calcext:value-type="float">
            <text:p>15.648</text:p>
          </table:table-cell>
          <table:table-cell office:value-type="float" office:value="31.583" calcext:value-type="float">
            <text:p>31.58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704" calcext:value-type="float">
            <text:p>89.704</text:p>
          </table:table-cell>
          <table:table-cell office:value-type="float" office:value="157.58" calcext:value-type="float">
            <text:p>157.58</text:p>
          </table:table-cell>
          <table:table-cell office:value-type="float" office:value="330.38" calcext:value-type="float">
            <text:p>330.38</text:p>
          </table:table-cell>
          <table:table-cell office:value-type="float" office:value="557.675" calcext:value-type="float">
            <text:p>557.67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3.398" calcext:value-type="float">
            <text:p>153.398</text:p>
          </table:table-cell>
          <table:table-cell office:value-type="float" office:value="226.955" calcext:value-type="float">
            <text:p>226.955</text:p>
          </table:table-cell>
          <table:table-cell office:value-type="float" office:value="425.438" calcext:value-type="float">
            <text:p>425.438</text:p>
          </table:table-cell>
          <table:table-cell office:value-type="float" office:value="684.809" calcext:value-type="float">
            <text:p>684.80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60.002" calcext:value-type="float">
            <text:p>60.002</text:p>
          </table:table-cell>
          <table:table-cell office:value-type="float" office:value="73.362" calcext:value-type="float">
            <text:p>73.362</text:p>
          </table:table-cell>
          <table:table-cell office:value-type="float" office:value="81.372" calcext:value-type="float">
            <text:p>81.372</text:p>
          </table:table-cell>
          <table:table-cell office:value-type="float" office:value="89.411" calcext:value-type="float">
            <text:p>89.41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3.527" calcext:value-type="float">
            <text:p>3.527</text:p>
          </table:table-cell>
          <table:table-cell office:value-type="float" office:value="6.967" calcext:value-type="float">
            <text:p>6.967</text:p>
          </table:table-cell>
          <table:table-cell office:value-type="float" office:value="15.134" calcext:value-type="float">
            <text:p>15.134</text:p>
          </table:table-cell>
          <table:table-cell office:value-type="float" office:value="31.608" calcext:value-type="float">
            <text:p>31.608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322" calcext:value-type="float">
            <text:p>88.322</text:p>
          </table:table-cell>
          <table:table-cell office:value-type="float" office:value="175.402" calcext:value-type="float">
            <text:p>175.402</text:p>
          </table:table-cell>
          <table:table-cell office:value-type="float" office:value="312.769" calcext:value-type="float">
            <text:p>312.769</text:p>
          </table:table-cell>
          <table:table-cell office:value-type="float" office:value="559.119" calcext:value-type="float">
            <text:p>559.119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51.851" calcext:value-type="float">
            <text:p>151.851</text:p>
          </table:table-cell>
          <table:table-cell office:value-type="float" office:value="255.731" calcext:value-type="float">
            <text:p>255.731</text:p>
          </table:table-cell>
          <table:table-cell office:value-type="float" office:value="409.275" calcext:value-type="float">
            <text:p>409.275</text:p>
          </table:table-cell>
          <table:table-cell office:value-type="float" office:value="680.138" calcext:value-type="float">
            <text:p>680.13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64.588" calcext:value-type="float">
            <text:p>64.588</text:p>
          </table:table-cell>
          <table:table-cell office:value-type="float" office:value="70.894" calcext:value-type="float">
            <text:p>70.894</text:p>
          </table:table-cell>
          <table:table-cell office:value-type="float" office:value="97.685" calcext:value-type="float">
            <text:p>97.685</text:p>
          </table:table-cell>
          <table:table-cell office:value-type="float" office:value="89.884" calcext:value-type="float">
            <text:p>89.8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334" calcext:value-type="float">
            <text:p>3.334</text:p>
          </table:table-cell>
          <table:table-cell office:value-type="float" office:value="6.972" calcext:value-type="float">
            <text:p>6.972</text:p>
          </table:table-cell>
          <table:table-cell office:value-type="float" office:value="15.518" calcext:value-type="float">
            <text:p>15.518</text:p>
          </table:table-cell>
          <table:table-cell office:value-type="float" office:value="29.419" calcext:value-type="float">
            <text:p>29.4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57" calcext:value-type="float">
            <text:p>90.57</text:p>
          </table:table-cell>
          <table:table-cell office:value-type="float" office:value="151.606" calcext:value-type="float">
            <text:p>151.606</text:p>
          </table:table-cell>
          <table:table-cell office:value-type="float" office:value="304.539" calcext:value-type="float">
            <text:p>304.539</text:p>
          </table:table-cell>
          <table:table-cell office:value-type="float" office:value="563.084" calcext:value-type="float">
            <text:p>563.0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8.492" calcext:value-type="float">
            <text:p>158.492</text:p>
          </table:table-cell>
          <table:table-cell office:value-type="float" office:value="229.472" calcext:value-type="float">
            <text:p>229.472</text:p>
          </table:table-cell>
          <table:table-cell office:value-type="float" office:value="417.742" calcext:value-type="float">
            <text:p>417.742</text:p>
          </table:table-cell>
          <table:table-cell office:value-type="float" office:value="682.387" calcext:value-type="float">
            <text:p>682.3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61.513" calcext:value-type="float">
            <text:p>61.513</text:p>
          </table:table-cell>
          <table:table-cell office:value-type="float" office:value="62.298" calcext:value-type="float">
            <text:p>62.298</text:p>
          </table:table-cell>
          <table:table-cell office:value-type="float" office:value="78.962" calcext:value-type="float">
            <text:p>78.962</text:p>
          </table:table-cell>
          <table:table-cell office:value-type="float" office:value="102.666" calcext:value-type="float">
            <text:p>102.66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42" calcext:value-type="float">
            <text:p>3.542</text:p>
          </table:table-cell>
          <table:table-cell office:value-type="float" office:value="7.236" calcext:value-type="float">
            <text:p>7.236</text:p>
          </table:table-cell>
          <table:table-cell office:value-type="float" office:value="14.102" calcext:value-type="float">
            <text:p>14.102</text:p>
          </table:table-cell>
          <table:table-cell office:value-type="float" office:value="29.258" calcext:value-type="float">
            <text:p>29.25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133" calcext:value-type="float">
            <text:p>94.133</text:p>
          </table:table-cell>
          <table:table-cell office:value-type="float" office:value="150.687" calcext:value-type="float">
            <text:p>150.687</text:p>
          </table:table-cell>
          <table:table-cell office:value-type="float" office:value="308.51" calcext:value-type="float">
            <text:p>308.51</text:p>
          </table:table-cell>
          <table:table-cell office:value-type="float" office:value="561.812" calcext:value-type="float">
            <text:p>561.8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9.188" calcext:value-type="float">
            <text:p>159.188</text:p>
          </table:table-cell>
          <table:table-cell office:value-type="float" office:value="220.221" calcext:value-type="float">
            <text:p>220.221</text:p>
          </table:table-cell>
          <table:table-cell office:value-type="float" office:value="401.574" calcext:value-type="float">
            <text:p>401.574</text:p>
          </table:table-cell>
          <table:table-cell office:value-type="float" office:value="693.736" calcext:value-type="float">
            <text:p>693.73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60.827" calcext:value-type="float">
            <text:p>60.827</text:p>
          </table:table-cell>
          <table:table-cell office:value-type="float" office:value="65.728" calcext:value-type="float">
            <text:p>65.728</text:p>
          </table:table-cell>
          <table:table-cell office:value-type="float" office:value="95.767" calcext:value-type="float">
            <text:p>95.767</text:p>
          </table:table-cell>
          <table:table-cell office:value-type="float" office:value="96.143" calcext:value-type="float">
            <text:p>96.14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71" calcext:value-type="float">
            <text:p>3.571</text:p>
          </table:table-cell>
          <table:table-cell office:value-type="float" office:value="7.065" calcext:value-type="float">
            <text:p>7.065</text:p>
          </table:table-cell>
          <table:table-cell office:value-type="float" office:value="14.801" calcext:value-type="float">
            <text:p>14.801</text:p>
          </table:table-cell>
          <table:table-cell office:value-type="float" office:value="28.498" calcext:value-type="float">
            <text:p>28.49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2.624" calcext:value-type="float">
            <text:p>92.624</text:p>
          </table:table-cell>
          <table:table-cell office:value-type="float" office:value="185.988" calcext:value-type="float">
            <text:p>185.988</text:p>
          </table:table-cell>
          <table:table-cell office:value-type="float" office:value="303.873" calcext:value-type="float">
            <text:p>303.873</text:p>
          </table:table-cell>
          <table:table-cell office:value-type="float" office:value="570.679" calcext:value-type="float">
            <text:p>570.67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7.022" calcext:value-type="float">
            <text:p>157.022</text:p>
          </table:table-cell>
          <table:table-cell office:value-type="float" office:value="258.781" calcext:value-type="float">
            <text:p>258.781</text:p>
          </table:table-cell>
          <table:table-cell office:value-type="float" office:value="414.441" calcext:value-type="float">
            <text:p>414.441</text:p>
          </table:table-cell>
          <table:table-cell office:value-type="float" office:value="695.32" calcext:value-type="float">
            <text:p>695.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61.152" calcext:value-type="float">
            <text:p>61.152</text:p>
          </table:table-cell>
          <table:table-cell office:value-type="float" office:value="70.535" calcext:value-type="float">
            <text:p>70.535</text:p>
          </table:table-cell>
          <table:table-cell office:value-type="float" office:value="84.997" calcext:value-type="float">
            <text:p>84.997</text:p>
          </table:table-cell>
          <table:table-cell office:value-type="float" office:value="96.325" calcext:value-type="float">
            <text:p>96.3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269" calcext:value-type="float">
            <text:p>3.269</text:p>
          </table:table-cell>
          <table:table-cell office:value-type="float" office:value="7.137" calcext:value-type="float">
            <text:p>7.137</text:p>
          </table:table-cell>
          <table:table-cell office:value-type="float" office:value="15.171" calcext:value-type="float">
            <text:p>15.171</text:p>
          </table:table-cell>
          <table:table-cell office:value-type="float" office:value="28.682" calcext:value-type="float">
            <text:p>28.68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14" calcext:value-type="float">
            <text:p>90.14</text:p>
          </table:table-cell>
          <table:table-cell office:value-type="float" office:value="159.263" calcext:value-type="float">
            <text:p>159.263</text:p>
          </table:table-cell>
          <table:table-cell office:value-type="float" office:value="331.276" calcext:value-type="float">
            <text:p>331.276</text:p>
          </table:table-cell>
          <table:table-cell office:value-type="float" office:value="596.477" calcext:value-type="float">
            <text:p>596.47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4.561" calcext:value-type="float">
            <text:p>154.561</text:p>
          </table:table-cell>
          <table:table-cell office:value-type="float" office:value="236.935" calcext:value-type="float">
            <text:p>236.935</text:p>
          </table:table-cell>
          <table:table-cell office:value-type="float" office:value="431.444" calcext:value-type="float">
            <text:p>431.444</text:p>
          </table:table-cell>
          <table:table-cell office:value-type="float" office:value="721.484" calcext:value-type="float">
            <text:p>721.48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61.323" calcext:value-type="float">
            <text:p>61.323</text:p>
          </table:table-cell>
          <table:table-cell office:value-type="float" office:value="97.241" calcext:value-type="float">
            <text:p>97.241</text:p>
          </table:table-cell>
          <table:table-cell office:value-type="float" office:value="99.326" calcext:value-type="float">
            <text:p>99.326</text:p>
          </table:table-cell>
          <table:table-cell office:value-type="float" office:value="100.422" calcext:value-type="float">
            <text:p>100.42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88" calcext:value-type="float">
            <text:p>3.588</text:p>
          </table:table-cell>
          <table:table-cell office:value-type="float" office:value="7.918" calcext:value-type="float">
            <text:p>7.918</text:p>
          </table:table-cell>
          <table:table-cell office:value-type="float" office:value="18.07" calcext:value-type="float">
            <text:p>18.07</text:p>
          </table:table-cell>
          <table:table-cell office:value-type="float" office:value="28.229" calcext:value-type="float">
            <text:p>28.2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3.893" calcext:value-type="float">
            <text:p>93.893</text:p>
          </table:table-cell>
          <table:table-cell office:value-type="float" office:value="160.656" calcext:value-type="float">
            <text:p>160.656</text:p>
          </table:table-cell>
          <table:table-cell office:value-type="float" office:value="347.536" calcext:value-type="float">
            <text:p>347.536</text:p>
          </table:table-cell>
          <table:table-cell office:value-type="float" office:value="614.925" calcext:value-type="float">
            <text:p>614.9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8.804" calcext:value-type="float">
            <text:p>158.804</text:p>
          </table:table-cell>
          <table:table-cell office:value-type="float" office:value="265.815" calcext:value-type="float">
            <text:p>265.815</text:p>
          </table:table-cell>
          <table:table-cell office:value-type="float" office:value="464.932" calcext:value-type="float">
            <text:p>464.932</text:p>
          </table:table-cell>
          <table:table-cell office:value-type="float" office:value="743.576" calcext:value-type="float">
            <text:p>743.5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60.434" calcext:value-type="float">
            <text:p>60.434</text:p>
          </table:table-cell>
          <table:table-cell office:value-type="float" office:value="70.104" calcext:value-type="float">
            <text:p>70.104</text:p>
          </table:table-cell>
          <table:table-cell office:value-type="float" office:value="88.558" calcext:value-type="float">
            <text:p>88.558</text:p>
          </table:table-cell>
          <table:table-cell office:value-type="float" office:value="99.269" calcext:value-type="float">
            <text:p>99.26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631" calcext:value-type="float">
            <text:p>3.631</text:p>
          </table:table-cell>
          <table:table-cell office:value-type="float" office:value="7.178" calcext:value-type="float">
            <text:p>7.178</text:p>
          </table:table-cell>
          <table:table-cell office:value-type="float" office:value="14.409" calcext:value-type="float">
            <text:p>14.409</text:p>
          </table:table-cell>
          <table:table-cell office:value-type="float" office:value="28.797" calcext:value-type="float">
            <text:p>28.79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3.875" calcext:value-type="float">
            <text:p>93.875</text:p>
          </table:table-cell>
          <table:table-cell office:value-type="float" office:value="150.175" calcext:value-type="float">
            <text:p>150.175</text:p>
          </table:table-cell>
          <table:table-cell office:value-type="float" office:value="351.218" calcext:value-type="float">
            <text:p>351.218</text:p>
          </table:table-cell>
          <table:table-cell office:value-type="float" office:value="659.835" calcext:value-type="float">
            <text:p>659.83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7.94" calcext:value-type="float">
            <text:p>157.94</text:p>
          </table:table-cell>
          <table:table-cell office:value-type="float" office:value="227.457" calcext:value-type="float">
            <text:p>227.457</text:p>
          </table:table-cell>
          <table:table-cell office:value-type="float" office:value="454.185" calcext:value-type="float">
            <text:p>454.185</text:p>
          </table:table-cell>
          <table:table-cell office:value-type="float" office:value="787.901" calcext:value-type="float">
            <text:p>787.9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59.836" calcext:value-type="float">
            <text:p>59.836</text:p>
          </table:table-cell>
          <table:table-cell office:value-type="float" office:value="64.897" calcext:value-type="float">
            <text:p>64.897</text:p>
          </table:table-cell>
          <table:table-cell office:value-type="float" office:value="84.703" calcext:value-type="float">
            <text:p>84.703</text:p>
          </table:table-cell>
          <table:table-cell office:value-type="float" office:value="104.954" calcext:value-type="float">
            <text:p>104.9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5" calcext:value-type="float">
            <text:p>3.55</text:p>
          </table:table-cell>
          <table:table-cell office:value-type="float" office:value="6.886" calcext:value-type="float">
            <text:p>6.886</text:p>
          </table:table-cell>
          <table:table-cell office:value-type="float" office:value="14.332" calcext:value-type="float">
            <text:p>14.332</text:p>
          </table:table-cell>
          <table:table-cell office:value-type="float" office:value="27.804" calcext:value-type="float">
            <text:p>27.8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1.296" calcext:value-type="float">
            <text:p>91.296</text:p>
          </table:table-cell>
          <table:table-cell office:value-type="float" office:value="149.688" calcext:value-type="float">
            <text:p>149.688</text:p>
          </table:table-cell>
          <table:table-cell office:value-type="float" office:value="330.37" calcext:value-type="float">
            <text:p>330.37</text:p>
          </table:table-cell>
          <table:table-cell office:value-type="float" office:value="716.833" calcext:value-type="float">
            <text:p>716.8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4.682" calcext:value-type="float">
            <text:p>154.682</text:p>
          </table:table-cell>
          <table:table-cell office:value-type="float" office:value="221.471" calcext:value-type="float">
            <text:p>221.471</text:p>
          </table:table-cell>
          <table:table-cell office:value-type="float" office:value="429.405" calcext:value-type="float">
            <text:p>429.405</text:p>
          </table:table-cell>
          <table:table-cell office:value-type="float" office:value="849.591" calcext:value-type="float">
            <text:p>849.5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63.5396" calcext:value-type="float">
            <text:p>63.5396</text:p>
          </table:table-cell>
          <table:table-cell table:formula="of:=SUM([.D11];[.D15];[.D19];[.D23];[.D27];[.D31];[.D35];[.D39];[.D43];[.D47]) / 10" office:value-type="float" office:value="73.2265" calcext:value-type="float">
            <text:p>73.2265</text:p>
          </table:table-cell>
          <table:table-cell table:formula="of:=SUM([.E11];[.E15];[.E19];[.E23];[.E27];[.E31];[.E35];[.E39];[.E43];[.E47]) / 10" office:value-type="float" office:value="87.7651" calcext:value-type="float">
            <text:p>87.7651</text:p>
          </table:table-cell>
          <table:table-cell table:formula="of:=SUM([.F11];[.F15];[.F19];[.F23];[.F27];[.F31];[.F35];[.F39];[.F43];[.F47]) / 10" office:value-type="float" office:value="98.6238" calcext:value-type="float">
            <text:p>98.623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4.0156" calcext:value-type="float">
            <text:p>4.0156</text:p>
          </table:table-cell>
          <table:table-cell table:formula="of:=SUM([.D12];[.D16];[.D20];[.D24];[.D28];[.D32];[.D36];[.D40];[.D44];[.D48]) / 10" office:value-type="float" office:value="7.6453" calcext:value-type="float">
            <text:p>7.6453</text:p>
          </table:table-cell>
          <table:table-cell table:formula="of:=SUM([.E12];[.E16];[.E20];[.E24];[.E28];[.E32];[.E36];[.E40];[.E44];[.E48]) / 10" office:value-type="float" office:value="15.2364" calcext:value-type="float">
            <text:p>15.2364</text:p>
          </table:table-cell>
          <table:table-cell table:formula="of:=SUM([.F12];[.F16];[.F20];[.F24];[.F28];[.F32];[.F36];[.F40];[.F44];[.F48]) / 10" office:value-type="float" office:value="29.411" calcext:value-type="float">
            <text:p>29.4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93.1244" calcext:value-type="float">
            <text:p>93.1244</text:p>
          </table:table-cell>
          <table:table-cell table:formula="of:=SUM([.D13];[.D17];[.D21];[.D25];[.D29];[.D33];[.D37];[.D41];[.D45];[.D49]) / 10" office:value-type="float" office:value="162.2344" calcext:value-type="float">
            <text:p>162.2344</text:p>
          </table:table-cell>
          <table:table-cell table:formula="of:=SUM([.E13];[.E17];[.E21];[.E25];[.E29];[.E33];[.E37];[.E41];[.E45];[.E49]) / 10" office:value-type="float" office:value="328.1813" calcext:value-type="float">
            <text:p>328.1813</text:p>
          </table:table-cell>
          <table:table-cell table:formula="of:=SUM([.F13];[.F17];[.F21];[.F25];[.F29];[.F33];[.F37];[.F41];[.F45];[.F49]) / 10" office:value-type="float" office:value="606.0454" calcext:value-type="float">
            <text:p>606.04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60.6796" calcext:value-type="float">
            <text:p>160.6796</text:p>
          </table:table-cell>
          <table:table-cell table:formula="of:=SUM([.D51:.D53])" office:value-type="float" office:value="243.1062" calcext:value-type="float">
            <text:p>243.1062</text:p>
          </table:table-cell>
          <table:table-cell table:formula="of:=SUM([.E51:.E53])" office:value-type="float" office:value="431.1828" calcext:value-type="float">
            <text:p>431.1828</text:p>
          </table:table-cell>
          <table:table-cell table:formula="of:=SUM([.F51:.F53])" office:value-type="float" office:value="734.0802" calcext:value-type="float">
            <text:p>734.0802</text:p>
          </table:table-cell>
          <table:table-cell table:number-columns-repeated="2"/>
        </table:table-row>
      </table:table>
      <table:table table:name="GTX 1080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age’s 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638.665" calcext:value-type="float">
            <text:p>638.665</text:p>
          </table:table-cell>
          <table:table-cell office:value-type="float" office:value="616.84" calcext:value-type="float">
            <text:p>616.84</text:p>
          </table:table-cell>
          <table:table-cell office:value-type="float" office:value="612.253" calcext:value-type="float">
            <text:p>612.253</text:p>
          </table:table-cell>
          <table:table-cell office:value-type="float" office:value="627.723" calcext:value-type="float">
            <text:p>627.7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32" calcext:value-type="float">
            <text:p>5.432</text:p>
          </table:table-cell>
          <table:table-cell office:value-type="float" office:value="10.929" calcext:value-type="float">
            <text:p>10.929</text:p>
          </table:table-cell>
          <table:table-cell office:value-type="float" office:value="21.319" calcext:value-type="float">
            <text:p>21.319</text:p>
          </table:table-cell>
          <table:table-cell office:value-type="float" office:value="43.336" calcext:value-type="float">
            <text:p>43.3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6.219" calcext:value-type="float">
            <text:p>226.219</text:p>
          </table:table-cell>
          <table:table-cell office:value-type="float" office:value="409.493" calcext:value-type="float">
            <text:p>409.493</text:p>
          </table:table-cell>
          <table:table-cell office:value-type="float" office:value="786.848" calcext:value-type="float">
            <text:p>786.848</text:p>
          </table:table-cell>
          <table:table-cell office:value-type="float" office:value="1507.128" calcext:value-type="float">
            <text:p>1507.1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70.316" calcext:value-type="float">
            <text:p>870.316</text:p>
          </table:table-cell>
          <table:table-cell office:value-type="float" office:value="1037.262" calcext:value-type="float">
            <text:p>1037.262</text:p>
          </table:table-cell>
          <table:table-cell office:value-type="float" office:value="1420.42" calcext:value-type="float">
            <text:p>1420.42</text:p>
          </table:table-cell>
          <table:table-cell office:value-type="float" office:value="2178.187" calcext:value-type="float">
            <text:p>2178.1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603.344" calcext:value-type="float">
            <text:p>603.344</text:p>
          </table:table-cell>
          <table:table-cell office:value-type="float" office:value="617.684" calcext:value-type="float">
            <text:p>617.684</text:p>
          </table:table-cell>
          <table:table-cell office:value-type="float" office:value="623.406" calcext:value-type="float">
            <text:p>623.406</text:p>
          </table:table-cell>
          <table:table-cell office:value-type="float" office:value="630.387" calcext:value-type="float">
            <text:p>630.38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22" calcext:value-type="float">
            <text:p>5.422</text:p>
          </table:table-cell>
          <table:table-cell office:value-type="float" office:value="10.896" calcext:value-type="float">
            <text:p>10.896</text:p>
          </table:table-cell>
          <table:table-cell office:value-type="float" office:value="21.735" calcext:value-type="float">
            <text:p>21.735</text:p>
          </table:table-cell>
          <table:table-cell office:value-type="float" office:value="44.454" calcext:value-type="float">
            <text:p>44.4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2.238" calcext:value-type="float">
            <text:p>232.238</text:p>
          </table:table-cell>
          <table:table-cell office:value-type="float" office:value="412.712" calcext:value-type="float">
            <text:p>412.712</text:p>
          </table:table-cell>
          <table:table-cell office:value-type="float" office:value="778.327" calcext:value-type="float">
            <text:p>778.327</text:p>
          </table:table-cell>
          <table:table-cell office:value-type="float" office:value="1512.932" calcext:value-type="float">
            <text:p>1512.9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1.004" calcext:value-type="float">
            <text:p>841.004</text:p>
          </table:table-cell>
          <table:table-cell office:value-type="float" office:value="1041.292" calcext:value-type="float">
            <text:p>1041.292</text:p>
          </table:table-cell>
          <table:table-cell office:value-type="float" office:value="1423.468" calcext:value-type="float">
            <text:p>1423.468</text:p>
          </table:table-cell>
          <table:table-cell office:value-type="float" office:value="2187.773" calcext:value-type="float">
            <text:p>2187.77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602.34" calcext:value-type="float">
            <text:p>602.34</text:p>
          </table:table-cell>
          <table:table-cell office:value-type="float" office:value="619.14" calcext:value-type="float">
            <text:p>619.14</text:p>
          </table:table-cell>
          <table:table-cell office:value-type="float" office:value="623.897" calcext:value-type="float">
            <text:p>623.897</text:p>
          </table:table-cell>
          <table:table-cell office:value-type="float" office:value="628.834" calcext:value-type="float">
            <text:p>628.834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5.556" calcext:value-type="float">
            <text:p>5.556</text:p>
          </table:table-cell>
          <table:table-cell office:value-type="float" office:value="10.859" calcext:value-type="float">
            <text:p>10.859</text:p>
          </table:table-cell>
          <table:table-cell office:value-type="float" office:value="21.714" calcext:value-type="float">
            <text:p>21.714</text:p>
          </table:table-cell>
          <table:table-cell office:value-type="float" office:value="43.521" calcext:value-type="float">
            <text:p>43.52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229.942" calcext:value-type="float">
            <text:p>229.942</text:p>
          </table:table-cell>
          <table:table-cell office:value-type="float" office:value="401.365" calcext:value-type="float">
            <text:p>401.365</text:p>
          </table:table-cell>
          <table:table-cell office:value-type="float" office:value="782.656" calcext:value-type="float">
            <text:p>782.656</text:p>
          </table:table-cell>
          <table:table-cell office:value-type="float" office:value="1510.747" calcext:value-type="float">
            <text:p>1510.747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837.838" calcext:value-type="float">
            <text:p>837.838</text:p>
          </table:table-cell>
          <table:table-cell office:value-type="float" office:value="1031.364" calcext:value-type="float">
            <text:p>1031.364</text:p>
          </table:table-cell>
          <table:table-cell office:value-type="float" office:value="1428.267" calcext:value-type="float">
            <text:p>1428.267</text:p>
          </table:table-cell>
          <table:table-cell office:value-type="float" office:value="2183.102" calcext:value-type="float">
            <text:p>2183.1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602.803" calcext:value-type="float">
            <text:p>602.803</text:p>
          </table:table-cell>
          <table:table-cell office:value-type="float" office:value="622.016" calcext:value-type="float">
            <text:p>622.016</text:p>
          </table:table-cell>
          <table:table-cell office:value-type="float" office:value="607.638" calcext:value-type="float">
            <text:p>607.638</text:p>
          </table:table-cell>
          <table:table-cell office:value-type="float" office:value="631.465" calcext:value-type="float">
            <text:p>631.46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41" calcext:value-type="float">
            <text:p>5.441</text:p>
          </table:table-cell>
          <table:table-cell office:value-type="float" office:value="10.867" calcext:value-type="float">
            <text:p>10.867</text:p>
          </table:table-cell>
          <table:table-cell office:value-type="float" office:value="21.256" calcext:value-type="float">
            <text:p>21.256</text:p>
          </table:table-cell>
          <table:table-cell office:value-type="float" office:value="43.333" calcext:value-type="float">
            <text:p>43.3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2.091" calcext:value-type="float">
            <text:p>232.091</text:p>
          </table:table-cell>
          <table:table-cell office:value-type="float" office:value="407.58" calcext:value-type="float">
            <text:p>407.58</text:p>
          </table:table-cell>
          <table:table-cell office:value-type="float" office:value="785.556" calcext:value-type="float">
            <text:p>785.556</text:p>
          </table:table-cell>
          <table:table-cell office:value-type="float" office:value="1513.672" calcext:value-type="float">
            <text:p>1513.6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0.335" calcext:value-type="float">
            <text:p>840.335</text:p>
          </table:table-cell>
          <table:table-cell office:value-type="float" office:value="1040.463" calcext:value-type="float">
            <text:p>1040.463</text:p>
          </table:table-cell>
          <table:table-cell office:value-type="float" office:value="1414.45" calcext:value-type="float">
            <text:p>1414.45</text:p>
          </table:table-cell>
          <table:table-cell office:value-type="float" office:value="2188.47" calcext:value-type="float">
            <text:p>2188.4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601.996" calcext:value-type="float">
            <text:p>601.996</text:p>
          </table:table-cell>
          <table:table-cell office:value-type="float" office:value="617.087" calcext:value-type="float">
            <text:p>617.087</text:p>
          </table:table-cell>
          <table:table-cell office:value-type="float" office:value="623.539" calcext:value-type="float">
            <text:p>623.539</text:p>
          </table:table-cell>
          <table:table-cell office:value-type="float" office:value="629.617" calcext:value-type="float">
            <text:p>629.6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34" calcext:value-type="float">
            <text:p>5.434</text:p>
          </table:table-cell>
          <table:table-cell office:value-type="float" office:value="10.91" calcext:value-type="float">
            <text:p>10.91</text:p>
          </table:table-cell>
          <table:table-cell office:value-type="float" office:value="21.8" calcext:value-type="float">
            <text:p>21.8</text:p>
          </table:table-cell>
          <table:table-cell office:value-type="float" office:value="43.018" calcext:value-type="float">
            <text:p>43.01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18.003" calcext:value-type="float">
            <text:p>218.003</text:p>
          </table:table-cell>
          <table:table-cell office:value-type="float" office:value="413.618" calcext:value-type="float">
            <text:p>413.618</text:p>
          </table:table-cell>
          <table:table-cell office:value-type="float" office:value="799.338" calcext:value-type="float">
            <text:p>799.338</text:p>
          </table:table-cell>
          <table:table-cell office:value-type="float" office:value="1511.49" calcext:value-type="float">
            <text:p>1511.4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25.433" calcext:value-type="float">
            <text:p>825.433</text:p>
          </table:table-cell>
          <table:table-cell office:value-type="float" office:value="1041.615" calcext:value-type="float">
            <text:p>1041.615</text:p>
          </table:table-cell>
          <table:table-cell office:value-type="float" office:value="1444.677" calcext:value-type="float">
            <text:p>1444.677</text:p>
          </table:table-cell>
          <table:table-cell office:value-type="float" office:value="2184.125" calcext:value-type="float">
            <text:p>2184.12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603.607" calcext:value-type="float">
            <text:p>603.607</text:p>
          </table:table-cell>
          <table:table-cell office:value-type="float" office:value="603.608" calcext:value-type="float">
            <text:p>603.608</text:p>
          </table:table-cell>
          <table:table-cell office:value-type="float" office:value="622.459" calcext:value-type="float">
            <text:p>622.459</text:p>
          </table:table-cell>
          <table:table-cell office:value-type="float" office:value="632.865" calcext:value-type="float">
            <text:p>632.86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515" calcext:value-type="float">
            <text:p>5.515</text:p>
          </table:table-cell>
          <table:table-cell office:value-type="float" office:value="10.94" calcext:value-type="float">
            <text:p>10.94</text:p>
          </table:table-cell>
          <table:table-cell office:value-type="float" office:value="21.531" calcext:value-type="float">
            <text:p>21.531</text:p>
          </table:table-cell>
          <table:table-cell office:value-type="float" office:value="42.978" calcext:value-type="float">
            <text:p>42.97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2.773" calcext:value-type="float">
            <text:p>222.773</text:p>
          </table:table-cell>
          <table:table-cell office:value-type="float" office:value="407.218" calcext:value-type="float">
            <text:p>407.218</text:p>
          </table:table-cell>
          <table:table-cell office:value-type="float" office:value="797.407" calcext:value-type="float">
            <text:p>797.407</text:p>
          </table:table-cell>
          <table:table-cell office:value-type="float" office:value="1504.861" calcext:value-type="float">
            <text:p>1504.86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1.895" calcext:value-type="float">
            <text:p>831.895</text:p>
          </table:table-cell>
          <table:table-cell office:value-type="float" office:value="1021.766" calcext:value-type="float">
            <text:p>1021.766</text:p>
          </table:table-cell>
          <table:table-cell office:value-type="float" office:value="1441.397" calcext:value-type="float">
            <text:p>1441.397</text:p>
          </table:table-cell>
          <table:table-cell office:value-type="float" office:value="2180.704" calcext:value-type="float">
            <text:p>2180.70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603.222" calcext:value-type="float">
            <text:p>603.222</text:p>
          </table:table-cell>
          <table:table-cell office:value-type="float" office:value="602.487" calcext:value-type="float">
            <text:p>602.487</text:p>
          </table:table-cell>
          <table:table-cell office:value-type="float" office:value="621.272" calcext:value-type="float">
            <text:p>621.272</text:p>
          </table:table-cell>
          <table:table-cell office:value-type="float" office:value="616.42" calcext:value-type="float">
            <text:p>616.4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37" calcext:value-type="float">
            <text:p>5.437</text:p>
          </table:table-cell>
          <table:table-cell office:value-type="float" office:value="11.028" calcext:value-type="float">
            <text:p>11.028</text:p>
          </table:table-cell>
          <table:table-cell office:value-type="float" office:value="21.746" calcext:value-type="float">
            <text:p>21.746</text:p>
          </table:table-cell>
          <table:table-cell office:value-type="float" office:value="43.541" calcext:value-type="float">
            <text:p>43.54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0.3" calcext:value-type="float">
            <text:p>230.3</text:p>
          </table:table-cell>
          <table:table-cell office:value-type="float" office:value="412.404" calcext:value-type="float">
            <text:p>412.404</text:p>
          </table:table-cell>
          <table:table-cell office:value-type="float" office:value="777.873" calcext:value-type="float">
            <text:p>777.873</text:p>
          </table:table-cell>
          <table:table-cell office:value-type="float" office:value="1526.407" calcext:value-type="float">
            <text:p>1526.40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8.959" calcext:value-type="float">
            <text:p>838.959</text:p>
          </table:table-cell>
          <table:table-cell office:value-type="float" office:value="1025.919" calcext:value-type="float">
            <text:p>1025.919</text:p>
          </table:table-cell>
          <table:table-cell office:value-type="float" office:value="1420.891" calcext:value-type="float">
            <text:p>1420.891</text:p>
          </table:table-cell>
          <table:table-cell office:value-type="float" office:value="2186.368" calcext:value-type="float">
            <text:p>2186.3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602.496" calcext:value-type="float">
            <text:p>602.496</text:p>
          </table:table-cell>
          <table:table-cell office:value-type="float" office:value="604.938" calcext:value-type="float">
            <text:p>604.938</text:p>
          </table:table-cell>
          <table:table-cell office:value-type="float" office:value="623.557" calcext:value-type="float">
            <text:p>623.557</text:p>
          </table:table-cell>
          <table:table-cell office:value-type="float" office:value="631.989" calcext:value-type="float">
            <text:p>631.98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98" calcext:value-type="float">
            <text:p>5.498</text:p>
          </table:table-cell>
          <table:table-cell office:value-type="float" office:value="10.802" calcext:value-type="float">
            <text:p>10.802</text:p>
          </table:table-cell>
          <table:table-cell office:value-type="float" office:value="21.618" calcext:value-type="float">
            <text:p>21.618</text:p>
          </table:table-cell>
          <table:table-cell office:value-type="float" office:value="43.15" calcext:value-type="float">
            <text:p>43.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9.943" calcext:value-type="float">
            <text:p>229.943</text:p>
          </table:table-cell>
          <table:table-cell office:value-type="float" office:value="412.758" calcext:value-type="float">
            <text:p>412.758</text:p>
          </table:table-cell>
          <table:table-cell office:value-type="float" office:value="783.292" calcext:value-type="float">
            <text:p>783.292</text:p>
          </table:table-cell>
          <table:table-cell office:value-type="float" office:value="1510.158" calcext:value-type="float">
            <text:p>1510.15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7.937" calcext:value-type="float">
            <text:p>837.937</text:p>
          </table:table-cell>
          <table:table-cell office:value-type="float" office:value="1028.498" calcext:value-type="float">
            <text:p>1028.498</text:p>
          </table:table-cell>
          <table:table-cell office:value-type="float" office:value="1428.467" calcext:value-type="float">
            <text:p>1428.467</text:p>
          </table:table-cell>
          <table:table-cell office:value-type="float" office:value="2185.297" calcext:value-type="float">
            <text:p>2185.2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601.602" calcext:value-type="float">
            <text:p>601.602</text:p>
          </table:table-cell>
          <table:table-cell office:value-type="float" office:value="616.364" calcext:value-type="float">
            <text:p>616.364</text:p>
          </table:table-cell>
          <table:table-cell office:value-type="float" office:value="619.413" calcext:value-type="float">
            <text:p>619.413</text:p>
          </table:table-cell>
          <table:table-cell office:value-type="float" office:value="633.206" calcext:value-type="float">
            <text:p>633.20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677" calcext:value-type="float">
            <text:p>6.677</text:p>
          </table:table-cell>
          <table:table-cell office:value-type="float" office:value="10.875" calcext:value-type="float">
            <text:p>10.875</text:p>
          </table:table-cell>
          <table:table-cell office:value-type="float" office:value="25.22" calcext:value-type="float">
            <text:p>25.22</text:p>
          </table:table-cell>
          <table:table-cell office:value-type="float" office:value="43.357" calcext:value-type="float">
            <text:p>43.35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2.654" calcext:value-type="float">
            <text:p>232.654</text:p>
          </table:table-cell>
          <table:table-cell office:value-type="float" office:value="409.489" calcext:value-type="float">
            <text:p>409.489</text:p>
          </table:table-cell>
          <table:table-cell office:value-type="float" office:value="788.093" calcext:value-type="float">
            <text:p>788.093</text:p>
          </table:table-cell>
          <table:table-cell office:value-type="float" office:value="1508.674" calcext:value-type="float">
            <text:p>1508.67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0.933" calcext:value-type="float">
            <text:p>840.933</text:p>
          </table:table-cell>
          <table:table-cell office:value-type="float" office:value="1036.728" calcext:value-type="float">
            <text:p>1036.728</text:p>
          </table:table-cell>
          <table:table-cell office:value-type="float" office:value="1432.726" calcext:value-type="float">
            <text:p>1432.726</text:p>
          </table:table-cell>
          <table:table-cell office:value-type="float" office:value="2185.237" calcext:value-type="float">
            <text:p>2185.2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603.589" calcext:value-type="float">
            <text:p>603.589</text:p>
          </table:table-cell>
          <table:table-cell office:value-type="float" office:value="616.393" calcext:value-type="float">
            <text:p>616.393</text:p>
          </table:table-cell>
          <table:table-cell office:value-type="float" office:value="619.474" calcext:value-type="float">
            <text:p>619.474</text:p>
          </table:table-cell>
          <table:table-cell office:value-type="float" office:value="631.521" calcext:value-type="float">
            <text:p>631.5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527" calcext:value-type="float">
            <text:p>5.527</text:p>
          </table:table-cell>
          <table:table-cell office:value-type="float" office:value="10.872" calcext:value-type="float">
            <text:p>10.872</text:p>
          </table:table-cell>
          <table:table-cell office:value-type="float" office:value="25.215" calcext:value-type="float">
            <text:p>25.215</text:p>
          </table:table-cell>
          <table:table-cell office:value-type="float" office:value="42.851" calcext:value-type="float">
            <text:p>42.8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18.308" calcext:value-type="float">
            <text:p>218.308</text:p>
          </table:table-cell>
          <table:table-cell office:value-type="float" office:value="424.113" calcext:value-type="float">
            <text:p>424.113</text:p>
          </table:table-cell>
          <table:table-cell office:value-type="float" office:value="781.188" calcext:value-type="float">
            <text:p>781.188</text:p>
          </table:table-cell>
          <table:table-cell office:value-type="float" office:value="1516.16" calcext:value-type="float">
            <text:p>1516.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27.424" calcext:value-type="float">
            <text:p>827.424</text:p>
          </table:table-cell>
          <table:table-cell office:value-type="float" office:value="1051.378" calcext:value-type="float">
            <text:p>1051.378</text:p>
          </table:table-cell>
          <table:table-cell office:value-type="float" office:value="1425.877" calcext:value-type="float">
            <text:p>1425.877</text:p>
          </table:table-cell>
          <table:table-cell office:value-type="float" office:value="2190.532" calcext:value-type="float">
            <text:p>2190.5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606.3664" calcext:value-type="float">
            <text:p>606.3664</text:p>
          </table:table-cell>
          <table:table-cell table:formula="of:=SUM([.D11];[.D15];[.D19];[.D23];[.D27];[.D31];[.D35];[.D39];[.D43];[.D47]) / 10" office:value-type="float" office:value="613.6557" calcext:value-type="float">
            <text:p>613.6557</text:p>
          </table:table-cell>
          <table:table-cell table:formula="of:=SUM([.E11];[.E15];[.E19];[.E23];[.E27];[.E31];[.E35];[.E39];[.E43];[.E47]) / 10" office:value-type="float" office:value="619.6908" calcext:value-type="float">
            <text:p>619.6908</text:p>
          </table:table-cell>
          <table:table-cell table:formula="of:=SUM([.F11];[.F15];[.F19];[.F23];[.F27];[.F31];[.F35];[.F39];[.F43];[.F47]) / 10" office:value-type="float" office:value="629.4027" calcext:value-type="float">
            <text:p>629.402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5.5939" calcext:value-type="float">
            <text:p>5.5939</text:p>
          </table:table-cell>
          <table:table-cell table:formula="of:=SUM([.D12];[.D16];[.D20];[.D24];[.D28];[.D32];[.D36];[.D40];[.D44];[.D48]) / 10" office:value-type="float" office:value="10.8978" calcext:value-type="float">
            <text:p>10.8978</text:p>
          </table:table-cell>
          <table:table-cell table:formula="of:=SUM([.E12];[.E16];[.E20];[.E24];[.E28];[.E32];[.E36];[.E40];[.E44];[.E48]) / 10" office:value-type="float" office:value="22.3154" calcext:value-type="float">
            <text:p>22.3154</text:p>
          </table:table-cell>
          <table:table-cell table:formula="of:=SUM([.F12];[.F16];[.F20];[.F24];[.F28];[.F32];[.F36];[.F40];[.F44];[.F48]) / 10" office:value-type="float" office:value="43.3539" calcext:value-type="float">
            <text:p>43.353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227.2471" calcext:value-type="float">
            <text:p>227.2471</text:p>
          </table:table-cell>
          <table:table-cell table:formula="of:=SUM([.D13];[.D17];[.D21];[.D25];[.D29];[.D33];[.D37];[.D41];[.D45];[.D49]) / 10" office:value-type="float" office:value="411.075" calcext:value-type="float">
            <text:p>411.075</text:p>
          </table:table-cell>
          <table:table-cell table:formula="of:=SUM([.E13];[.E17];[.E21];[.E25];[.E29];[.E33];[.E37];[.E41];[.E45];[.E49]) / 10" office:value-type="float" office:value="786.0578" calcext:value-type="float">
            <text:p>786.0578</text:p>
          </table:table-cell>
          <table:table-cell table:formula="of:=SUM([.F13];[.F17];[.F21];[.F25];[.F29];[.F33];[.F37];[.F41];[.F45];[.F49]) / 10" office:value-type="float" office:value="1512.2229" calcext:value-type="float">
            <text:p>1512.22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839.2074" calcext:value-type="float">
            <text:p>839.2074</text:p>
          </table:table-cell>
          <table:table-cell table:formula="of:=SUM([.D51:.D53])" office:value-type="float" office:value="1035.6285" calcext:value-type="float">
            <text:p>1035.6285</text:p>
          </table:table-cell>
          <table:table-cell table:formula="of:=SUM([.E51:.E53])" office:value-type="float" office:value="1428.064" calcext:value-type="float">
            <text:p>1428.064</text:p>
          </table:table-cell>
          <table:table-cell table:formula="of:=SUM([.F51:.F53])" office:value-type="float" office:value="2184.9795" calcext:value-type="float">
            <text:p>2184.9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6-20T12:25:13.103166160</dc:date>
    <meta:editing-duration>PT1H6M20S</meta:editing-duration>
    <meta:editing-cycles>16</meta:editing-cycles>
    <meta:generator>LibreOffice/6.0.7.3$Linux_X86_64 LibreOffice_project/00m0$Build-3</meta:generator>
    <meta:document-statistic meta:table-count="2" meta:cell-count="508" meta:object-count="0"/>
  </office:meta>
</office:document-meta>
</file>